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ming Soon" fo:font-size="14pt" officeooo:rsid="0004b8b4" officeooo:paragraph-rsid="0004b8b4" style:font-size-asian="14pt" style:font-size-complex="14pt"/>
    </style:style>
    <style:style style:name="P2" style:family="paragraph" style:parent-style-name="Standard">
      <style:text-properties fo:color="#000000" style:font-name="Coming Soon" fo:font-size="14pt" officeooo:rsid="0004b8b4" officeooo:paragraph-rsid="0007f08e" style:font-size-asian="14pt" style:font-size-complex="14pt"/>
    </style:style>
    <style:style style:name="P3" style:family="paragraph" style:parent-style-name="Standard">
      <style:text-properties fo:color="#000000" style:font-name="Coming Soon" fo:font-size="18pt" officeooo:rsid="0004b8b4" officeooo:paragraph-rsid="0007f08e" style:font-size-asian="18pt" style:font-size-complex="18pt"/>
    </style:style>
    <style:style style:name="P4" style:family="paragraph" style:parent-style-name="Standard">
      <style:text-properties fo:color="#000000" style:font-name="Coming Soon" fo:font-size="18pt" officeooo:rsid="0004b8b4" officeooo:paragraph-rsid="00091927" style:font-size-asian="18pt" style:font-size-complex="18pt"/>
    </style:style>
    <style:style style:name="P5" style:family="paragraph" style:parent-style-name="Standard">
      <style:text-properties fo:color="#b3b3b3" style:font-name="Coming Soon" fo:font-size="18pt" officeooo:rsid="0004b8b4" officeooo:paragraph-rsid="0007f08e" style:font-size-asian="18pt" style:font-size-complex="18pt"/>
    </style:style>
    <style:style style:name="P6" style:family="paragraph" style:parent-style-name="Standard">
      <style:text-properties fo:color="#b3b3b3" style:font-name="Coming Soon" fo:font-size="18pt" officeooo:rsid="0004b8b4" officeooo:paragraph-rsid="000d1b8c" style:font-size-asian="18pt" style:font-size-complex="18pt"/>
    </style:style>
    <style:style style:name="P7" style:family="paragraph" style:parent-style-name="Standard">
      <style:text-properties fo:color="#b3b3b3" style:font-name="Coming Soon" fo:font-size="18pt" officeooo:rsid="0007f08e" officeooo:paragraph-rsid="0007f08e" style:font-size-asian="18pt" style:font-size-complex="18pt"/>
    </style:style>
    <style:style style:name="P8" style:family="paragraph" style:parent-style-name="Standard">
      <style:text-properties fo:color="#b3b3b3" style:font-name="Coming Soon" fo:font-size="18pt" officeooo:rsid="00091927" officeooo:paragraph-rsid="00091927" style:font-size-asian="18pt" style:font-size-complex="18pt"/>
    </style:style>
    <style:style style:name="P9" style:family="paragraph" style:parent-style-name="Standard">
      <style:text-properties fo:color="#000000" style:font-name="Coming Soon" fo:font-size="14pt" officeooo:rsid="0004b8b4" officeooo:paragraph-rsid="0004b8b4" style:font-size-asian="14pt" style:font-size-complex="14pt"/>
    </style:style>
    <style:style style:name="P10" style:family="paragraph" style:parent-style-name="Standard">
      <style:text-properties fo:color="#000000" style:font-name="Coming Soon" fo:font-size="14pt" officeooo:rsid="0004b8b4" officeooo:paragraph-rsid="0015ac77" style:font-size-asian="14pt" style:font-size-complex="14pt"/>
    </style:style>
    <style:style style:name="P11" style:family="paragraph" style:parent-style-name="Standard">
      <style:text-properties fo:color="#000000" style:font-name="Coming Soon" fo:font-size="18pt" officeooo:rsid="0010faeb" officeooo:paragraph-rsid="0010faeb" style:font-size-asian="18pt" style:font-size-complex="18pt"/>
    </style:style>
    <style:style style:name="P12" style:family="paragraph" style:parent-style-name="Standard">
      <style:text-properties fo:color="#000000" style:font-name="Coming Soon" fo:font-size="18pt" officeooo:rsid="0004b8b4" officeooo:paragraph-rsid="0007f08e" style:font-size-asian="18pt" style:font-size-complex="18pt"/>
    </style:style>
    <style:style style:name="P13" style:family="paragraph" style:parent-style-name="Standard">
      <style:text-properties fo:color="#b3b3b3" style:font-name="Coming Soon" fo:font-size="18pt" officeooo:rsid="0010faeb" officeooo:paragraph-rsid="0004b8b4" style:font-size-asian="18pt" style:font-size-complex="18pt"/>
    </style:style>
    <style:style style:name="P14" style:family="paragraph" style:parent-style-name="Standard">
      <style:text-properties fo:color="#b3b3b3" style:font-name="Coming Soon" fo:font-size="18pt" officeooo:rsid="0010faeb" officeooo:paragraph-rsid="0010faeb" style:font-size-asian="18pt" style:font-size-complex="18pt"/>
    </style:style>
    <style:style style:name="P15" style:family="paragraph" style:parent-style-name="Standard">
      <style:text-properties fo:color="#b3b3b3" style:font-name="Coming Soon" fo:font-size="18pt" officeooo:rsid="0010faeb" officeooo:paragraph-rsid="0015ac77" style:font-size-asian="18pt" style:font-size-complex="18pt"/>
    </style:style>
    <style:style style:name="P16" style:family="paragraph" style:parent-style-name="Standard">
      <style:paragraph-properties fo:break-before="page"/>
      <style:text-properties fo:color="#000000" style:font-name="Coming Soon" fo:font-size="18pt" officeooo:rsid="0004b8b4" officeooo:paragraph-rsid="0007f08e" style:font-size-asian="18pt" style:font-size-complex="18pt"/>
    </style:style>
    <style:style style:name="P17" style:family="paragraph" style:parent-style-name="Standard">
      <style:paragraph-properties fo:break-before="page"/>
      <style:text-properties fo:color="#000000" style:font-name="Coming Soon" fo:font-size="14pt" officeooo:rsid="0004b8b4" officeooo:paragraph-rsid="0015ac77" style:font-size-asian="14pt" style:font-size-complex="14pt"/>
    </style:style>
    <style:style style:name="T1" style:family="text">
      <style:text-properties officeooo:rsid="0007f08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7f08e" style:font-size-asian="18pt" style:font-size-complex="18pt"/>
    </style:style>
    <style:style style:name="T4" style:family="text">
      <style:text-properties officeooo:rsid="00091927"/>
    </style:style>
    <style:style style:name="T5" style:family="text">
      <style:text-properties officeooo:rsid="0010faeb"/>
    </style:style>
    <style:style style:name="T6" style:family="text">
      <style:text-properties officeooo:rsid="001386a1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<text:span text:style-name="T5">5</text:span> – <text:span text:style-name="T5">Vocabulary</text:span></text:p>
      <text:p text:style-name="P1"/>
      <text:section text:style-name="Sect1" text:name="Secció1">
        <text:p text:style-name="P14">headphones - auriculars</text:p>
        <text:p text:style-name="P14">headphones - auriculars</text:p>
        <text:p text:style-name="P13"/>
        <text:p text:style-name="P14">screen - pantalla</text:p>
        <text:p text:style-name="P14">screen - pantalla</text:p>
        <text:p text:style-name="P13"/>
        <text:p text:style-name="P14">projector - projector</text:p>
        <text:p text:style-name="P13">projector - projector.</text:p>
        <text:p text:style-name="P13"/>
        <text:p text:style-name="P14">video camera – v<text:span text:style-name="T6">í</text:span>deo càmera</text:p>
        <text:p text:style-name="P14">video camera – v<text:span text:style-name="T6">í</text:span>deo càmera</text:p>
        <text:p text:style-name="P13"/>
        <text:p text:style-name="P14">speakers - altaveus</text:p>
        <text:p text:style-name="P13">speakers - altaveus.</text:p>
        <text:p text:style-name="P13"/>
        <text:p text:style-name="P14">lights - llums</text:p>
        <text:p text:style-name="P13">lights - llums</text:p>
        <text:p text:style-name="P13"/>
        <text:p text:style-name="P14">microphone - micròfon</text:p>
        <text:p text:style-name="P13">microphone - micròfon</text:p>
        <text:p text:style-name="P13"/>
        <text:p text:style-name="P14">mobile phone – telèfon mòbil</text:p>
        <text:p text:style-name="P13">mobile phone – telèfon mòbil</text:p>
        <text:p text:style-name="P13"/>
        <text:p text:style-name="P14">digital camera – càmera digital</text:p>
        <text:p text:style-name="P14">digital camera – càmera digital</text:p>
        <text:p text:style-name="P13"/>
        <text:p text:style-name="P14">laptop - portàtil</text:p>
        <text:p text:style-name="P14">laptop - portàtil</text:p>
        <text:p text:style-name="P17">Unit <text:span text:style-name="T5">5</text:span> – <text:span text:style-name="T5">Vocabulary</text:span></text:p>
        <text:p text:style-name="P10"/>
        <text:p text:style-name="P15">headphones - auriculars</text:p>
        <text:p text:style-name="P15">headphones - auriculars</text:p>
        <text:p text:style-name="P15"/>
        <text:p text:style-name="P15">screen - pantalla</text:p>
        <text:p text:style-name="P15">screen - pantalla</text:p>
        <text:p text:style-name="P15"/>
        <text:p text:style-name="P15">projector - projector</text:p>
        <text:p text:style-name="P15">projector - projector.</text:p>
        <text:p text:style-name="P15"/>
        <text:p text:style-name="P15">video camera – v<text:span text:style-name="T6">í</text:span>deo càmera</text:p>
        <text:p text:style-name="P15">video camera – v<text:span text:style-name="T6">í</text:span>deo càmera</text:p>
        <text:p text:style-name="P15"/>
        <text:p text:style-name="P15">speakers - altaveus</text:p>
        <text:p text:style-name="P15">speakers - altaveus.</text:p>
        <text:p text:style-name="P15"/>
        <text:p text:style-name="P15">lights - llums</text:p>
        <text:p text:style-name="P15">lights - llums</text:p>
        <text:p text:style-name="P15"/>
        <text:p text:style-name="P15">microphone - micròfon</text:p>
        <text:p text:style-name="P15">microphone - micròfon</text:p>
        <text:p text:style-name="P15"/>
        <text:p text:style-name="P15">mobile phone – telèfon mòbil</text:p>
        <text:p text:style-name="P15">mobile phone – telèfon mòbil</text:p>
        <text:p text:style-name="P15"/>
        <text:p text:style-name="P15">digital camera – càmera digital</text:p>
        <text:p text:style-name="P15">digital camera – càmera digital</text:p>
        <text:p text:style-name="P15"/>
        <text:p text:style-name="P15">laptop - portàtil</text:p>
        <text:p text:style-name="P15">laptop - portàtil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2:51:07.473322685</meta:creation-date>
    <dc:date>2017-03-22T20:08:56.918773777</dc:date>
    <meta:editing-duration>PT25M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38" meta:character-count="914" meta:non-whitespace-character-count="804"/>
  </office:meta>
</office:document-meta>
</file>